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4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71cm" fo:min-width="0.4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27cm"/>
      <style:paragraph-properties style:writing-mode="lr-tb"/>
    </style:style>
    <style:style style:name="gr5" style:family="graphic" style:parent-style-name="objectwithoutfill">
      <style:graphic-properties draw:marker-end="Triangle_20_unfilled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4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22cm" fo:min-width="0.5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921cm" svg:x="2.016cm" svg:y="5.699cm">
          <text:p text:style-name="P1">LLDs</text:p>
          <text:p text:style-name="P1">(e.g., MFCC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66cm" svg:height="2.921cm" svg:x="8.616cm" svg:y="5.6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66cm" svg:height="2.921cm" svg:x="10.116cm" svg:y="5.6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66cm" svg:height="2.921cm" draw:transform="rotate (1.5707963267949) translate (12.811cm 6.67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2" draw:layer="layout" svg:width="0.966cm" svg:height="2.921cm" draw:transform="rotate (1.5707963267949) translate (16.494cm 6.67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2" draw:layer="layout" svg:width="0.966cm" svg:height="2.921cm" draw:transform="rotate (1.5707963267949) translate (13.31cm 8.37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2" draw:layer="layout" svg:width="0.966cm" svg:height="2.921cm" draw:transform="rotate (1.5707963267949) translate (16.193cm 8.37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3" draw:text-style-name="P3" draw:layer="layout" svg:width="1.586cm" svg:height="0.725cm" svg:x="3.74cm" svg:y="8.774cm">
          <draw:text-box>
            <text:p><text:span text:style-name="T1">frame</text:span></text:p>
          </draw:text-box>
        </draw:frame>
        <draw:frame draw:style-name="gr4" draw:text-style-name="P3" draw:layer="layout" svg:width="1.827cm" svg:height="0.725cm" draw:transform="rotate (1.5707963267949) translate (1.078cm 8.071cm)">
          <draw:text-box>
            <text:p><text:span text:style-name="T1">feature</text:span></text:p>
          </draw:text-box>
        </draw:frame>
        <draw:line draw:style-name="gr5" draw:text-style-name="P4" draw:layer="layout" svg:x1="7.277cm" svg:y1="5.88cm" svg:x2="8.293cm" svg:y2="5.88cm">
          <text:p/>
        </draw:line>
        <draw:line draw:style-name="gr5" draw:text-style-name="P4" draw:layer="layout" svg:x1="7.277cm" svg:y1="6.18cm" svg:x2="8.293cm" svg:y2="6.18cm">
          <text:p/>
        </draw:line>
        <draw:line draw:style-name="gr5" draw:text-style-name="P4" draw:layer="layout" svg:x1="7.277cm" svg:y1="6.48cm" svg:x2="8.293cm" svg:y2="6.48cm">
          <text:p/>
        </draw:line>
        <draw:line draw:style-name="gr5" draw:text-style-name="P4" draw:layer="layout" svg:x1="7.277cm" svg:y1="6.78cm" svg:x2="8.293cm" svg:y2="6.78cm">
          <text:p/>
        </draw:line>
        <draw:line draw:style-name="gr5" draw:text-style-name="P4" draw:layer="layout" svg:x1="7.277cm" svg:y1="7.08cm" svg:x2="8.293cm" svg:y2="7.08cm">
          <text:p/>
        </draw:line>
        <draw:line draw:style-name="gr5" draw:text-style-name="P4" draw:layer="layout" svg:x1="7.277cm" svg:y1="7.38cm" svg:x2="8.293cm" svg:y2="7.38cm">
          <text:p/>
        </draw:line>
        <draw:line draw:style-name="gr5" draw:text-style-name="P4" draw:layer="layout" svg:x1="7.277cm" svg:y1="7.68cm" svg:x2="8.293cm" svg:y2="7.68cm">
          <text:p/>
        </draw:line>
        <draw:line draw:style-name="gr5" draw:text-style-name="P4" draw:layer="layout" svg:x1="7.277cm" svg:y1="8.48cm" svg:x2="8.293cm" svg:y2="8.48cm">
          <text:p/>
        </draw:line>
        <draw:frame draw:style-name="gr6" draw:text-style-name="P3" draw:layer="layout" svg:width="1.565cm" svg:height="0.725cm" svg:x="8.304cm" svg:y="4.834cm">
          <draw:text-box>
            <text:p><text:span text:style-name="T1">Mean</text:span></text:p>
          </draw:text-box>
        </draw:frame>
        <draw:frame draw:style-name="gr7" draw:text-style-name="P3" draw:layer="layout" svg:width="1.141cm" svg:height="0.725cm" svg:x="9.992cm" svg:y="4.834cm">
          <draw:text-box>
            <text:p><text:span text:style-name="T1">Std</text:span></text:p>
          </draw:text-box>
        </draw:frame>
        <draw:frame draw:style-name="gr8" draw:text-style-name="P3" draw:layer="layout" svg:width="1.713cm" svg:height="0.725cm" svg:x="13.605cm" svg:y="4.879cm">
          <draw:text-box>
            <text:p><text:span text:style-name="T1">Mean</text:span><text:span text:style-name="T2">T</text:span></text:p>
          </draw:text-box>
        </draw:frame>
        <draw:frame draw:style-name="gr9" draw:text-style-name="P3" draw:layer="layout" svg:width="1.289cm" svg:height="0.725cm" svg:x="17.275cm" svg:y="4.879cm">
          <draw:text-box>
            <text:p><text:span text:style-name="T1">Std</text:span><text:span text:style-name="T2">T</text:span></text:p>
          </draw:text-box>
        </draw:frame>
        <draw:frame draw:style-name="gr10" draw:text-style-name="P3" draw:layer="layout" svg:width="2.449cm" svg:height="0.725cm" svg:x="15.005cm" svg:y="8.557cm">
          <draw:text-box>
            <text:p><text:span text:style-name="T1">Mean+Std</text:span></text:p>
          </draw:text-box>
        </draw:frame>
        <draw:custom-shape draw:style-name="gr11" draw:text-style-name="P2" draw:layer="layout" svg:width="1.143cm" svg:height="1.143cm" svg:x="11.414cm" svg:y="6.5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3" draw:layer="layout" svg:width="1.251cm" svg:height="0.725cm" svg:x="7.242cm" svg:y="7.631cm">
          <draw:text-box>
            <text:p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7-22T18:58:49.442462383</meta:creation-date>
    <dc:title>BW</dc:title>
    <meta:editing-duration>PT9M35S</meta:editing-duration>
    <meta:editing-cycles>4</meta:editing-cycles>
    <meta:generator>LibreOffice/6.3.5.2$Linux_X86_64 LibreOffice_project/dd0751754f11728f69b42ee2af66670068624673</meta:generator>
    <meta:initial-creator>Bagus Tris Atmaja</meta:initial-creator>
    <dc:date>2020-07-30T18:59:54.197361888</dc:date>
    <dc:creator>Bagus Tris Atmaja</dc:creator>
    <meta:document-statistic meta:object-count="24"/>
    <meta:template xlink:type="simple" xlink:actuate="onRequest" xlink:title="BW" xlink:href="../../Templates/BW.otg" meta:date="2020-07-22T18:58:49.118023224"/>
  </office:meta>
</office:document-meta>
</file>